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size="16pt" style:font-size-asian="16pt" style:font-size-complex="16pt"/>
    </style:style>
    <style:style style:name="P3" style:family="paragraph" style:parent-style-name="Style_20_de_20_dessin_20_par_20_défaut">
      <style:paragraph-properties fo:text-align="start" style:justify-single-word="false" style:writing-mode="lr-tb"/>
      <style:text-properties fo:font-size="16pt" style:font-size-asian="16pt" style:font-size-complex="16pt"/>
    </style:style>
    <style:style style:name="P4" style:family="paragraph" style:parent-style-name="Style_20_de_20_dessin_20_par_20_défaut">
      <style:paragraph-properties fo:text-align="start" style:justify-single-word="false" style:writing-mode="lr-tb"/>
      <style:text-properties fo:font-size="16pt" officeooo:paragraph-rsid="001a7c94" style:font-size-asian="16pt" style:font-size-complex="16pt"/>
    </style:style>
    <style:style style:name="P5" style:family="paragraph" style:parent-style-name="Title">
      <style:text-properties fo:color="#00a933" loext:opacity="100%" fo:font-size="16pt" style:font-size-asian="16pt" style:font-size-complex="16pt"/>
    </style:style>
    <style:style style:name="T1" style:family="text">
      <style:text-properties fo:color="#00b050" loext:opacity="100%" style:font-name="Calibri Light" fo:font-size="44pt" fo:font-style="normal" fo:font-weight="normal" style:font-size-asian="44pt" style:font-style-asian="normal" style:font-weight-asian="normal"/>
    </style:style>
    <style:style style:name="T2" style:family="text">
      <style:text-properties fo:color="#00b050" loext:opacity="100%" style:font-name="Calibri Light" fo:font-style="normal" fo:font-weight="normal" style:font-style-asian="normal" style:font-weight-asian="normal"/>
    </style:style>
    <style:style style:name="T3" style:family="text">
      <style:text-properties fo:color="#000000" loext:opacity="100%" style:font-name="Calibri" fo:font-size="27.5pt" fo:font-style="normal" fo:font-weight="normal" style:font-size-asian="27.5pt" style:font-style-asian="normal" style:font-weight-asian="normal"/>
    </style:style>
    <style:style style:name="T4" style:family="text">
      <style:text-properties fo:color="#000000" loext:opacity="100%" style:font-name="Calibri" fo:font-size="28pt" fo:font-style="normal" fo:font-weight="normal" style:font-size-asian="28pt" style:font-style-asian="normal" style:font-weight-asian="normal"/>
    </style:style>
    <style:style style:name="T5" style:family="text">
      <style:text-properties fo:color="#000000" loext:opacity="100%" style:font-name="Calibri" fo:font-style="normal" fo:font-weight="normal" style:font-style-asian="normal" style:font-weight-asian="normal"/>
    </style:style>
    <style:style style:name="T6" style:family="text">
      <style:text-properties fo:color="#ff0000" loext:opacity="100%" style:font-name="Calibri" fo:font-size="27pt" fo:font-style="normal" fo:font-weight="normal" style:font-size-asian="27pt" style:font-style-asian="normal" style:font-weight-asian="normal"/>
    </style:style>
    <style:style style:name="T7" style:family="text">
      <style:text-properties fo:color="#ff0000" loext:opacity="100%" style:font-name="Calibri" fo:font-size="27pt" fo:font-style="normal" fo:font-weight="normal" officeooo:rsid="001bf715" style:font-size-asian="27pt" style:font-style-asian="normal" style:font-weight-asian="normal"/>
    </style:style>
    <style:style style:name="T8" style:family="text">
      <style:text-properties fo:color="#ff0000" loext:opacity="100%" style:font-name="Calibri" fo:font-style="normal" fo:font-weight="normal" style:font-style-asian="normal" style:font-weight-asian="normal"/>
    </style:style>
    <style:style style:name="T9" style:family="text">
      <style:text-properties fo:color="#ff0000" loext:opacity="100%" style:font-name="Calibri" fo:font-style="normal" fo:font-weight="normal" officeooo:rsid="001bf715" style:font-style-asian="normal" style:font-weight-asian="normal"/>
    </style:style>
    <style:style style:name="T10" style:family="text">
      <style:text-properties fo:color="#ff0000" loext:opacity="100%" style:font-name="Calibri" fo:font-style="normal" fo:font-weight="bold" style:font-style-asian="normal"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a métropolisation entraine des recompositions des espaces centraux</text:p>
      <text:p text:style-name="P3"><text:span text:style-name="T5">Centre-ville= vitrine= symbole du pouvoir et du rayonnement</text:span></text:p>
      <text:p text:style-name="P4"><text:span text:style-name="T5">CDB: Central Business district ou quartier des affaires . Il est composé de gratte ciel, siege de FTN à l’architecture futuriste(profil des gratte-ciel= skyline) Recomposition= politiques actives (rénovation urbaine, destruction anciens quartiers), végétalisation, amélioration accessibilité, animations…</text:span></text:p>
      <text:p text:style-name="P5">La métropolisation entraine une fragmentation/ ségrégation socio-spatiale</text:p>
      <text:p text:style-name="P3"><text:span text:style-name="T5">Fragmentation = coupure, rupture dans le paysage L’arrivée de fonctions métropolitaines induit un remaniement des quartiers. Les quartiers pauvres sont réhabilités, ou rénovés et les classes populaires sont remplacées par les classes plus aisées. C’est le processus de gentrification.</text:span></text:p>
      <text:p text:style-name="P3"><text:span text:style-name="T5">Parfois, <text:s/>il y a cote à cote des quartiers aisés et des quartiers plus pauvres comme des ghettos voire des bidonvilles (Métropoles du Sud).</text:span></text:p>
      <text:p text:style-name="P2"><text:span text:style-name="T5"/></text:p>
      <text:p text:style-name="P3"><text:span text:style-name="T10">Gentrification:</text:span><text:span text:style-name="T8"> processus de remplacement des classes populaires par des classes aisées</text:span></text:p>
      <text:p text:style-name="P3"><text:span text:style-name="T10">Fragmentation socio-spatiale:</text:span><text:span text:style-name="T8"> coupure entre les des parties de la ville, sur l</text:span><text:span text:style-name="T9">e</text:span><text:span text:style-name="T8"> plan social et économique.</text:span></text:p>
      <text:p text:style-name="P3"><text:span text:style-name="T10">CBD:</text:span><text:span text:style-name="T8"> Central Business District: quartier des affaires</text:span></text:p>
      <text:p text:style-name="P3"><text:span text:style-name="T10">Périurbanisation:</text:span><text:span text:style-name="T8"> processus d'extension des agglomérations urbaines, dans leur périphérie, entraînant une transformation des espaces ruraux.</text:span></text:p>
      <text:p text:style-name="P3"><text:span text:style-name="T10">Phénomène d’étalement urbain :</text:span><text:span text:style-name="T8"> progression des surfaces urbanisées à la périphérie des villes.</text:span></text:p>
      <text:p text:style-name="P3"><text:span text:style-name="T10">Gated community:</text:span><text:span text:style-name="T8"> Quartier résidentiel fermé (Espace privatisé)</text:span></text:p>
      <text:p text:style-name="P3"><text:span text:style-name="T10">Edge city : </text:span><text:span text:style-name="T8">espace urbanisé périphérique qui concentre des entreprises, des services et des centres commerciaux. <text:s/>traduit par « ville-lisière »</text:span></text:p>
      <text:p text:style-name="P3"><text:span text:style-name="T10">Bidonville:</text:span><text:span text:style-name="T8"> quartier informel construit illégalement en matériaux de récupération</text:span></text:p>
      <text:p text:style-name="P3"><text:span text:style-name="T10">Ghetto:</text:span><text:span text:style-name="T8"> Quartier où une communauté vit à l'écart</text:span></text:p>
      <text:p text:style-name="P2"><text:span text:style-name="T8"/></text:p>
      <text:p text:style-name="P2"><text:span text:style-name="T8"/></text:p>
      <text:p text:style-name="P1"><text:soft-page-break/><text:span text:style-name="T6"/></text:p>
      <text:p text:style-name="P1"><text:span text:style-name="T6"/></text:p>
      <text:p text:style-name="P1"><text:span text:style-name="T6"/></text:p>
      <text:p text:style-name="P1"><text:span text:style-name="T6"/></text:p>
      <text:p text:style-name="P1"><text:span text:style-name="T3"/></text:p>
      <text:p text:style-name="P1"><text:span text:style-name="T3"/></text:p>
      <text:p text:style-name="P1"><text:span text:style-name="T3"/></text:p>
      <text:p text:style-name="P1"><text:span text:style-name="T3"/></text:p>
      <text:p text:style-name="P1"><text:span text:style-name="T1"/></text:p>
      <text:p text:style-name="P1"><text:span text:style-name="T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yle_20_de_20_dessin_20_par_20_défaut" style:default-outline-level=""/>
    <style:style style:name="Objet_20_sans_20_remplissage_20_et_20_sans_20_ligne" style:display-name="Objet sans remplissage et sans ligne" style:family="paragraph" style:parent-style-name="Style_20_de_20_dessin_20_par_20_défau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8T21:17:03.417000000</meta:creation-date>
    <dc:date>2023-09-28T21:29:29.947000000</dc:date>
    <meta:editing-duration>PT12M26S</meta:editing-duration>
    <meta:editing-cycles>3</meta:editing-cycles>
    <meta:generator>LibreOffice/7.2.4.1$Windows_X86_64 LibreOffice_project/27d75539669ac387bb498e35313b970b7fe9c4f9</meta:generator>
    <meta:document-statistic meta:table-count="0" meta:image-count="0" meta:object-count="0" meta:page-count="2" meta:paragraph-count="15" meta:word-count="229" meta:character-count="1740" meta:non-whitespace-character-count="1524"/>
  </office:meta>
</office:document-meta>
</file>